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 office:value-type="string">
            <text:p>2022-11-02_22-04-10_000.jpg</text:p>
          </table:table-cell>
          <table:table-cell table:style-name="ce27" office:value-type="string">
            <text:p>:m :篠笛,shinobue #*# / session-memo:session-1 / p.1:genre=melody,key=h-7`(A),item-id=i-1:11-02~p-1:init,R=1,musescore=~ \\\ p.2:genre=melody:continue-from:page-1,musescore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2-11-03_07-41-15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2-11-03_01-25-31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2-11-03_07-41-22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2-11-02_22-04-03_001.jpg</text:p>
          </table:table-cell>
          <table:table-cell table:style-name="ce27" office:value-type="string">
            <text:p>:m 記録 / 身体 / 全身像 / 顔 / 様子 / time=昼；occasion=楽器演奏したあと（篠笛）</text:p>
          </table:table-cell>
          <table:table-cell table:style-name="ce29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記録 / 身体 / 全身像 / 顔 / 様子 / time=昼；occasion=楽器演奏したあと（篠笛）">
            <text:p>:m 記録 / 身体 / 全身像 / 顔 / 様子 / time=昼；occasion=楽器演奏したあと（篠笛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2-11-02_20-57-08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2-11-03_12-43-33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 office:value-type="string">
            <text:p>2022-11-02_22-04-03_000.jpg</text:p>
          </table:table-cell>
          <table:table-cell table:style-name="ce27" office:value-type="string">
            <text:p>-*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-*">
            <text:p>-*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7" office:value-type="string">
            <text:p>2022-11-03_17-23-25_000.jpg</text:p>
          </table:table-cell>
          <table:table-cell table:style-name="ce27" office:value-type="string">
            <text:p>:m RES 1*1 / free# JVEMV6 83#_19:1 / 83. chemistry / topics=無機化学,w=混成軌道,s=~,i=~,other=found+,doc=r-1-1~1.2:f-26#L.1;f-4.1#L.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RES 1*1 / free# JVEMV6 83#_19:1 / 83. chemistry / topics=無機化学,w=混成軌道,s=~,i=~,other=found+,doc=r-1-1~1.2:f-26#L.1;f-4.1#L.">
            <text:p>:m RES 1*1 / free# JVEMV6 83#_19:1 / 83. chemistry / topics=無機化学,w=混成軌道,s=~,i=~,other=found+,doc=r-1-1~1.2:f-26#L.1;f-4.1#L.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7" office:value-type="string">
            <text:p>2022-11-03_19-02-47_000.jpg</text:p>
          </table:table-cell>
          <table:table-cell table:style-name="ce27" office:value-type="string">
            <text:p>:m :篠笛,shinobue #*# / session-memo:session-1 / p.1:genre=melody,key=h-7`(A),item-id=i-1:11-02~p-1:var,R=1,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:篠笛,shinobue #*# / session-memo:session-1 / p.1:genre=melody,key=h-7`(A),item-id=i-1:11-02~p-1:var,R=1,musescore=~">
            <text:p>:m :篠笛,shinobue #*# / session-memo:session-1 / p.1:genre=melody,key=h-7`(A),item-id=i-1:11-02~p-1:var,R=1,musescore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0" office:value-type="string">
            <text:p>2022-11-02_22-00-19_000.mp4</text:p>
          </table:table-cell>
          <table:table-cell table:style-name="ce27" office:value-type="string">
            <text:p>:VIDEO / @自室 / 記録 / jap.flute / 演奏、play / R=~ / genre=melody,file-piece-memo=+,session=hour-22,other=~ / follow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12];[.K12])" office:value-type="string" office:string-value="mp4">
            <text:p>mp4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8" office:value-type="string">
            <text:p>2022-11-03_18-58-00_000.mp4</text:p>
          </table:table-cell>
          <table:table-cell table:style-name="ce28" office:value-type="string">
            <text:p>:VIDEO / @自室 / 記録 / jap.flute / 演奏、play / R=1 / genre=melody,file-piece-id=~,memo=+,session=hour-18,item-id=i-1:11-02~p-1:var,other=~ / follow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VIDEO / @自室 / 記録 / jap.flute / 演奏、play / R=1 / genre=melody,file-piece-id=~,memo=+,session=hour-18,item-id=i-1:11-02~p-1:var,other=~ / follow~">
            <text:p>:VIDEO / @自室 / 記録 / jap.flute / 演奏、play / R=1 / genre=melody,file-piece-id=~,memo=+,session=hour-18,item-id=i-1:11-02~p-1:var,other=~ / follow~</text:p>
          </table:table-cell>
          <table:table-cell table:style-name="ce10" table:formula="of:=RIGHT([.B13];[.K13])" office:value-type="string" office:string-value="mp4">
            <text:p>mp4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4">2022/11/04</text:date>, <text:time>09:45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04T09:45:30.11</dc:date>
    <dc:creator>iwabuchi ken</dc:creator>
    <meta:editing-duration>P50DT11H8M11S</meta:editing-duration>
    <meta:editing-cycles>16406</meta:editing-cycles>
    <meta:document-statistic meta:table-count="2" meta:cell-count="916" meta:object-count="0"/>
    <meta:user-defined meta:name="qrichtext">1</meta:user-defined>
  </office:meta>
</office:document-meta>
</file>